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>
          <table:table-cell office:value-type="float" office:value="0">
            <text:p>0</text:p>
          </table:table-cell>
          <table:table-cell table:formula="of:=2*3.1415/64*[.A1]+3.1415/2+3.1415" office:value-type="float" office:value="4.71225">
            <text:p>4.71225</text:p>
          </table:table-cell>
          <table:table-cell table:formula="of:=SIN([.B1])+1" office:value-type="float" office:value="0.00000000965777369188459">
            <text:p>9.65777369188459E-009</text:p>
          </table:table-cell>
          <table:table-cell table:formula="of:=ROUND([.C1]*127;0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.A1]+1" office:value-type="float" office:value="1">
            <text:p>1</text:p>
          </table:table-cell>
          <table:table-cell table:formula="of:=2*3.1415/64*[.A2]+3.1415/2+3.1415" office:value-type="float" office:value="4.810421875">
            <text:p>4.810421875</text:p>
          </table:table-cell>
          <table:table-cell table:formula="of:=SIN([.B2])+1" office:value-type="float" office:value="0.00480137708264328">
            <text:p>0.0048013771</text:p>
          </table:table-cell>
          <table:table-cell table:formula="of:=ROUND([.C2]*127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[.A2]+1" office:value-type="float" office:value="2">
            <text:p>2</text:p>
          </table:table-cell>
          <table:table-cell table:formula="of:=2*3.1415/64*[.A3]+3.1415/2+3.1415" office:value-type="float" office:value="4.90859375">
            <text:p>4.90859375</text:p>
          </table:table-cell>
          <table:table-cell table:formula="of:=SIN([.B3])+1" office:value-type="float" office:value="0.0191864864081956">
            <text:p>0.0191864864</text:p>
          </table:table-cell>
          <table:table-cell table:formula="of:=ROUND([.C3]*127;0)"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formula="of:=[.A3]+1" office:value-type="float" office:value="3">
            <text:p>3</text:p>
          </table:table-cell>
          <table:table-cell table:formula="of:=2*3.1415/64*[.A4]+3.1415/2+3.1415" office:value-type="float" office:value="5.006765625">
            <text:p>5.006765625</text:p>
          </table:table-cell>
          <table:table-cell table:formula="of:=SIN([.B4])+1" office:value-type="float" office:value="0.0430168093328288">
            <text:p>0.0430168093</text:p>
          </table:table-cell>
          <table:table-cell table:formula="of:=ROUND([.C4]*127;0)" office:value-type="float" office:value="5">
            <text:p>5</text:p>
          </table:table-cell>
          <table:table-cell table:number-columns-repeated="4"/>
        </table:table-row>
        <table:table-row table:style-name="ro1">
          <table:table-cell table:formula="of:=[.A4]+1" office:value-type="float" office:value="4">
            <text:p>4</text:p>
          </table:table-cell>
          <table:table-cell table:formula="of:=2*3.1415/64*[.A5]+3.1415/2+3.1415" office:value-type="float" office:value="5.1049375">
            <text:p>5.1049375</text:p>
          </table:table-cell>
          <table:table-cell table:formula="of:=SIN([.B5])+1" office:value-type="float" office:value="0.0760628603457514">
            <text:p>0.0760628603</text:p>
          </table:table-cell>
          <table:table-cell table:formula="of:=ROUND([.C5]*127;0)" office:value-type="float" office:value="10">
            <text:p>10</text:p>
          </table:table-cell>
          <table:table-cell table:number-columns-repeated="4"/>
        </table:table-row>
        <table:table-row table:style-name="ro1">
          <table:table-cell table:formula="of:=[.A5]+1" office:value-type="float" office:value="5">
            <text:p>5</text:p>
          </table:table-cell>
          <table:table-cell table:formula="of:=2*3.1415/64*[.A6]+3.1415/2+3.1415" office:value-type="float" office:value="5.203109375">
            <text:p>5.203109375</text:p>
          </table:table-cell>
          <table:table-cell table:formula="of:=SIN([.B6])+1" office:value-type="float" office:value="0.118006406667645">
            <text:p>0.1180064067</text:p>
          </table:table-cell>
          <table:table-cell table:formula="of:=ROUND([.C6]*127;0)" office:value-type="float" office:value="15">
            <text:p>15</text:p>
          </table:table-cell>
          <table:table-cell table:number-columns-repeated="4"/>
        </table:table-row>
        <table:table-row table:style-name="ro1">
          <table:table-cell table:formula="of:=[.A6]+1" office:value-type="float" office:value="6">
            <text:p>6</text:p>
          </table:table-cell>
          <table:table-cell table:formula="of:=2*3.1415/64*[.A7]+3.1415/2+3.1415" office:value-type="float" office:value="5.30128125">
            <text:p>5.30128125</text:p>
          </table:table-cell>
          <table:table-cell table:formula="of:=SIN([.B7])+1" office:value-type="float" office:value="0.168443532825666">
            <text:p>0.1684435328</text:p>
          </table:table-cell>
          <table:table-cell table:formula="of:=ROUND([.C7]*127;0)" office:value-type="float" office:value="21">
            <text:p>21</text:p>
          </table:table-cell>
          <table:table-cell table:number-columns-repeated="4"/>
        </table:table-row>
        <table:table-row table:style-name="ro1">
          <table:table-cell table:formula="of:=[.A7]+1" office:value-type="float" office:value="7">
            <text:p>7</text:p>
          </table:table-cell>
          <table:table-cell table:formula="of:=2*3.1415/64*[.A8]+3.1415/2+3.1415" office:value-type="float" office:value="5.399453125">
            <text:p>5.399453125</text:p>
          </table:table-cell>
          <table:table-cell table:formula="of:=SIN([.B8])+1" office:value-type="float" office:value="0.226888530350993">
            <text:p>0.2268885304</text:p>
          </table:table-cell>
          <table:table-cell table:formula="of:=ROUND([.C8]*127;0)" office:value-type="float" office:value="29">
            <text:p>29</text:p>
          </table:table-cell>
          <table:table-cell table:number-columns-repeated="4"/>
        </table:table-row>
        <table:table-row table:style-name="ro1">
          <table:table-cell table:formula="of:=[.A8]+1" office:value-type="float" office:value="8">
            <text:p>8</text:p>
          </table:table-cell>
          <table:table-cell table:formula="of:=2*3.1415/64*[.A9]+3.1415/2+3.1415" office:value-type="float" office:value="5.497625">
            <text:p>5.497625</text:p>
          </table:table-cell>
          <table:table-cell table:formula="of:=SIN([.B9])+1" office:value-type="float" office:value="0.292778575141211">
            <text:p>0.2927785751</text:p>
          </table:table-cell>
          <table:table-cell table:formula="of:=ROUND([.C9]*127;0)" office:value-type="float" office:value="37">
            <text:p>37</text:p>
          </table:table-cell>
          <table:table-cell table:number-columns-repeated="4"/>
        </table:table-row>
        <table:table-row table:style-name="ro1">
          <table:table-cell table:formula="of:=[.A9]+1" office:value-type="float" office:value="9">
            <text:p>9</text:p>
          </table:table-cell>
          <table:table-cell table:formula="of:=2*3.1415/64*[.A10]+3.1415/2+3.1415" office:value-type="float" office:value="5.595796875">
            <text:p>5.595796875</text:p>
          </table:table-cell>
          <table:table-cell table:formula="of:=SIN([.B10])+1" office:value-type="float" office:value="0.365479147444631">
            <text:p>0.3654791474</text:p>
          </table:table-cell>
          <table:table-cell table:formula="of:=ROUND([.C10]*127;0)" office:value-type="float" office:value="46">
            <text:p>46</text:p>
          </table:table-cell>
          <table:table-cell table:number-columns-repeated="4"/>
        </table:table-row>
        <table:table-row table:style-name="ro1">
          <table:table-cell table:formula="of:=[.A10]+1" office:value-type="float" office:value="10">
            <text:p>10</text:p>
          </table:table-cell>
          <table:table-cell table:formula="of:=2*3.1415/64*[.A11]+3.1415/2+3.1415" office:value-type="float" office:value="5.69396875">
            <text:p>5.69396875</text:p>
          </table:table-cell>
          <table:table-cell table:formula="of:=SIN([.B11])+1" office:value-type="float" office:value="0.444290142272215">
            <text:p>0.4442901423</text:p>
          </table:table-cell>
          <table:table-cell table:formula="of:=ROUND([.C11]*127;0)" office:value-type="float" office:value="56">
            <text:p>56</text:p>
          </table:table-cell>
          <table:table-cell table:number-columns-repeated="4"/>
        </table:table-row>
        <table:table-row table:style-name="ro1">
          <table:table-cell table:formula="of:=[.A11]+1" office:value-type="float" office:value="11">
            <text:p>11</text:p>
          </table:table-cell>
          <table:table-cell table:formula="of:=2*3.1415/64*[.A12]+3.1415/2+3.1415" office:value-type="float" office:value="5.792140625">
            <text:p>5.792140625</text:p>
          </table:table-cell>
          <table:table-cell table:formula="of:=SIN([.B12])+1" office:value-type="float" office:value="0.528452611393963">
            <text:p>0.5284526114</text:p>
          </table:table-cell>
          <table:table-cell table:formula="of:=ROUND([.C12]*127;0)" office:value-type="float" office:value="67">
            <text:p>67</text:p>
          </table:table-cell>
          <table:table-cell table:number-columns-repeated="4"/>
        </table:table-row>
        <table:table-row table:style-name="ro1">
          <table:table-cell table:formula="of:=[.A12]+1" office:value-type="float" office:value="12">
            <text:p>12</text:p>
          </table:table-cell>
          <table:table-cell table:formula="of:=2*3.1415/64*[.A13]+3.1415/2+3.1415" office:value-type="float" office:value="5.8903125">
            <text:p>5.8903125</text:p>
          </table:table-cell>
          <table:table-cell table:formula="of:=SIN([.B13])+1" office:value-type="float" office:value="0.61715607199447">
            <text:p>0.617156072</text:p>
          </table:table-cell>
          <table:table-cell table:formula="of:=ROUND([.C13]*127;0)" office:value-type="float" office:value="78">
            <text:p>78</text:p>
          </table:table-cell>
          <table:table-cell table:number-columns-repeated="4"/>
        </table:table-row>
        <table:table-row table:style-name="ro1">
          <table:table-cell table:formula="of:=[.A13]+1" office:value-type="float" office:value="13">
            <text:p>13</text:p>
          </table:table-cell>
          <table:table-cell table:formula="of:=2*3.1415/64*[.A14]+3.1415/2+3.1415" office:value-type="float" office:value="5.988484375">
            <text:p>5.988484375</text:p>
          </table:table-cell>
          <table:table-cell table:formula="of:=SIN([.B14])+1" office:value-type="float" office:value="0.709546311605476">
            <text:p>0.7095463116</text:p>
          </table:table-cell>
          <table:table-cell table:formula="of:=ROUND([.C14]*127;0)" office:value-type="float" office:value="90">
            <text:p>90</text:p>
          </table:table-cell>
          <table:table-cell table:number-columns-repeated="4"/>
        </table:table-row>
        <table:table-row table:style-name="ro1">
          <table:table-cell table:formula="of:=[.A14]+1" office:value-type="float" office:value="14">
            <text:p>14</text:p>
          </table:table-cell>
          <table:table-cell table:formula="of:=2*3.1415/64*[.A15]+3.1415/2+3.1415" office:value-type="float" office:value="6.08665625">
            <text:p>6.08665625</text:p>
          </table:table-cell>
          <table:table-cell table:formula="of:=SIN([.B15])+1" office:value-type="float" office:value="0.804733614154043">
            <text:p>0.8047336142</text:p>
          </table:table-cell>
          <table:table-cell table:formula="of:=ROUND([.C15]*127;0)" office:value-type="float" office:value="102">
            <text:p>102</text:p>
          </table:table-cell>
          <table:table-cell table:number-columns-repeated="4"/>
        </table:table-row>
        <table:table-row table:style-name="ro1">
          <table:table-cell table:formula="of:=[.A15]+1" office:value-type="float" office:value="15">
            <text:p>15</text:p>
          </table:table-cell>
          <table:table-cell table:formula="of:=2*3.1415/64*[.A16]+3.1415/2+3.1415" office:value-type="float" office:value="6.184828125">
            <text:p>6.184828125</text:p>
          </table:table-cell>
          <table:table-cell table:formula="of:=SIN([.B16])+1" office:value-type="float" office:value="0.901801327909713">
            <text:p>0.9018013279</text:p>
          </table:table-cell>
          <table:table-cell table:formula="of:=ROUND([.C16]*127;0)" office:value-type="float" office:value="115">
            <text:p>115</text:p>
          </table:table-cell>
          <table:table-cell table:number-columns-repeated="4"/>
        </table:table-row>
        <table:table-row table:style-name="ro1">
          <table:table-cell table:formula="of:=[.A16]+1" office:value-type="float" office:value="16">
            <text:p>16</text:p>
          </table:table-cell>
          <table:table-cell table:formula="of:=2*3.1415/64*[.A17]+3.1415/2+3.1415" office:value-type="float" office:value="6.283">
            <text:p>6.283</text:p>
          </table:table-cell>
          <table:table-cell table:formula="of:=SIN([.B17])+1" office:value-type="float" office:value="0.999814692821474">
            <text:p>0.9998146928</text:p>
          </table:table-cell>
          <table:table-cell table:formula="of:=ROUND([.C17]*127;0)" office:value-type="float" office:value="127">
            <text:p>127</text:p>
          </table:table-cell>
          <table:table-cell table:number-columns-repeated="4"/>
        </table:table-row>
        <table:table-row table:style-name="ro1">
          <table:table-cell table:formula="of:=[.A17]+1" office:value-type="float" office:value="17">
            <text:p>17</text:p>
          </table:table-cell>
          <table:table-cell table:formula="of:=2*3.1415/64*[.A18]+3.1415/2+3.1415" office:value-type="float" office:value="6.381171875">
            <text:p>6.381171875</text:p>
          </table:table-cell>
          <table:table-cell table:formula="of:=SIN([.B18])+1" office:value-type="float" office:value="1.09782984223748">
            <text:p>1.0978298422</text:p>
          </table:table-cell>
          <table:table-cell table:formula="of:=ROUND([.C18]*127;0)" office:value-type="float" office:value="139">
            <text:p>139</text:p>
          </table:table-cell>
          <table:table-cell table:number-columns-repeated="4"/>
        </table:table-row>
        <table:table-row table:style-name="ro1">
          <table:table-cell table:formula="of:=[.A18]+1" office:value-type="float" office:value="18">
            <text:p>18</text:p>
          </table:table-cell>
          <table:table-cell table:formula="of:=2*3.1415/64*[.A19]+3.1415/2+3.1415" office:value-type="float" office:value="6.47934375">
            <text:p>6.47934375</text:p>
          </table:table-cell>
          <table:table-cell table:formula="of:=SIN([.B19])+1" office:value-type="float" office:value="1.19490289232116">
            <text:p>1.1949028923</text:p>
          </table:table-cell>
          <table:table-cell table:formula="of:=ROUND([.C19]*127;0)" office:value-type="float" office:value="152">
            <text:p>152</text:p>
          </table:table-cell>
          <table:table-cell table:number-columns-repeated="4"/>
        </table:table-row>
        <table:table-row table:style-name="ro1">
          <table:table-cell table:formula="of:=[.A19]+1" office:value-type="float" office:value="19">
            <text:p>19</text:p>
          </table:table-cell>
          <table:table-cell table:formula="of:=2*3.1415/64*[.A20]+3.1415/2+3.1415" office:value-type="float" office:value="6.577515625">
            <text:p>6.577515625</text:p>
          </table:table-cell>
          <table:table-cell table:formula="of:=SIN([.B20])+1" office:value-type="float" office:value="1.29009903163277">
            <text:p>1.2900990316</text:p>
          </table:table-cell>
          <table:table-cell table:formula="of:=ROUND([.C20]*127;0)" office:value-type="float" office:value="164">
            <text:p>164</text:p>
          </table:table-cell>
          <table:table-cell table:number-columns-repeated="4"/>
        </table:table-row>
        <table:table-row table:style-name="ro1">
          <table:table-cell table:formula="of:=[.A20]+1" office:value-type="float" office:value="20">
            <text:p>20</text:p>
          </table:table-cell>
          <table:table-cell table:formula="of:=2*3.1415/64*[.A21]+3.1415/2+3.1415" office:value-type="float" office:value="6.6756875">
            <text:p>6.6756875</text:p>
          </table:table-cell>
          <table:table-cell table:formula="of:=SIN([.B21])+1" office:value-type="float" office:value="1.38250152334401">
            <text:p>1.3825015233</text:p>
          </table:table-cell>
          <table:table-cell table:formula="of:=ROUND([.C21]*127;0)" office:value-type="float" office:value="176">
            <text:p>176</text:p>
          </table:table-cell>
          <table:table-cell table:number-columns-repeated="4"/>
        </table:table-row>
        <table:table-row table:style-name="ro1">
          <table:table-cell table:formula="of:=[.A21]+1" office:value-type="float" office:value="21">
            <text:p>21</text:p>
          </table:table-cell>
          <table:table-cell table:formula="of:=2*3.1415/64*[.A22]+3.1415/2+3.1415" office:value-type="float" office:value="6.773859375">
            <text:p>6.773859375</text:p>
          </table:table-cell>
          <table:table-cell table:formula="of:=SIN([.B22])+1" office:value-type="float" office:value="1.47122053339447">
            <text:p>1.4712205334</text:p>
          </table:table-cell>
          <table:table-cell table:formula="of:=ROUND([.C22]*127;0)" office:value-type="float" office:value="187">
            <text:p>187</text:p>
          </table:table-cell>
          <table:table-cell table:number-columns-repeated="4"/>
        </table:table-row>
        <table:table-row table:style-name="ro1">
          <table:table-cell table:formula="of:=[.A22]+1" office:value-type="float" office:value="22">
            <text:p>22</text:p>
          </table:table-cell>
          <table:table-cell table:formula="of:=2*3.1415/64*[.A23]+3.1415/2+3.1415" office:value-type="float" office:value="6.87203125">
            <text:p>6.87203125</text:p>
          </table:table-cell>
          <table:table-cell table:formula="of:=SIN([.B23])+1" office:value-type="float" office:value="1.55540169957501">
            <text:p>1.5554016996</text:p>
          </table:table-cell>
          <table:table-cell table:formula="of:=ROUND([.C23]*127;0)" office:value-type="float" office:value="198">
            <text:p>198</text:p>
          </table:table-cell>
          <table:table-cell table:number-columns-repeated="4"/>
        </table:table-row>
        <table:table-row table:style-name="ro1">
          <table:table-cell table:formula="of:=[.A23]+1" office:value-type="float" office:value="23">
            <text:p>23</text:p>
          </table:table-cell>
          <table:table-cell table:formula="of:=2*3.1415/64*[.A24]+3.1415/2+3.1415" office:value-type="float" office:value="6.970203125">
            <text:p>6.970203125</text:p>
          </table:table-cell>
          <table:table-cell table:formula="of:=SIN([.B24])+1" office:value-type="float" office:value="1.63423435901795">
            <text:p>1.634234359</text:p>
          </table:table-cell>
          <table:table-cell table:formula="of:=ROUND([.C24]*127;0)" office:value-type="float" office:value="208">
            <text:p>208</text:p>
          </table:table-cell>
          <table:table-cell table:number-columns-repeated="4"/>
        </table:table-row>
        <table:table-row table:style-name="ro1">
          <table:table-cell table:formula="of:=[.A24]+1" office:value-type="float" office:value="24">
            <text:p>24</text:p>
          </table:table-cell>
          <table:table-cell table:formula="of:=2*3.1415/64*[.A25]+3.1415/2+3.1415" office:value-type="float" office:value="7.068375">
            <text:p>7.068375</text:p>
          </table:table-cell>
          <table:table-cell table:formula="of:=SIN([.B25])+1" office:value-type="float" office:value="1.70695935486349">
            <text:p>1.7069593549</text:p>
          </table:table-cell>
          <table:table-cell table:formula="of:=ROUND([.C25]*127;0)" office:value-type="float" office:value="217">
            <text:p>217</text:p>
          </table:table-cell>
          <table:table-cell table:number-columns-repeated="4"/>
        </table:table-row>
        <table:table-row table:style-name="ro1">
          <table:table-cell table:formula="of:=[.A25]+1" office:value-type="float" office:value="25">
            <text:p>25</text:p>
          </table:table-cell>
          <table:table-cell table:formula="of:=2*3.1415/64*[.A26]+3.1415/2+3.1415" office:value-type="float" office:value="7.166546875">
            <text:p>7.166546875</text:p>
          </table:table-cell>
          <table:table-cell table:formula="of:=SIN([.B26])+1" office:value-type="float" office:value="1.7728763469244">
            <text:p>1.7728763469</text:p>
          </table:table-cell>
          <table:table-cell table:formula="of:=ROUND([.C26]*127;0)" office:value-type="float" office:value="225">
            <text:p>225</text:p>
          </table:table-cell>
          <table:table-cell table:number-columns-repeated="4"/>
        </table:table-row>
        <table:table-row table:style-name="ro1">
          <table:table-cell table:formula="of:=[.A26]+1" office:value-type="float" office:value="26">
            <text:p>26</text:p>
          </table:table-cell>
          <table:table-cell table:formula="of:=2*3.1415/64*[.A27]+3.1415/2+3.1415" office:value-type="float" office:value="7.26471875">
            <text:p>7.26471875</text:p>
          </table:table-cell>
          <table:table-cell table:formula="of:=SIN([.B27])+1" office:value-type="float" office:value="1.83135055594733">
            <text:p>1.8313505559</text:p>
          </table:table-cell>
          <table:table-cell table:formula="of:=ROUND([.C27]*127;0)" office:value-type="float" office:value="233">
            <text:p>233</text:p>
          </table:table-cell>
          <table:table-cell table:number-columns-repeated="4"/>
        </table:table-row>
        <table:table-row table:style-name="ro1">
          <table:table-cell table:formula="of:=[.A27]+1" office:value-type="float" office:value="27">
            <text:p>27</text:p>
          </table:table-cell>
          <table:table-cell table:formula="of:=2*3.1415/64*[.A28]+3.1415/2+3.1415" office:value-type="float" office:value="7.362890625">
            <text:p>7.362890625</text:p>
          </table:table-cell>
          <table:table-cell table:formula="of:=SIN([.B28])+1" office:value-type="float" office:value="1.88181887652376">
            <text:p>1.8818188765</text:p>
          </table:table-cell>
          <table:table-cell table:formula="of:=ROUND([.C28]*127;0)" office:value-type="float" office:value="239">
            <text:p>239</text:p>
          </table:table-cell>
          <table:table-cell table:number-columns-repeated="4"/>
        </table:table-row>
        <table:table-row table:style-name="ro1">
          <table:table-cell table:formula="of:=[.A28]+1" office:value-type="float" office:value="28">
            <text:p>28</text:p>
          </table:table-cell>
          <table:table-cell table:formula="of:=2*3.1415/64*[.A29]+3.1415/2+3.1415" office:value-type="float" office:value="7.4610625">
            <text:p>7.4610625</text:p>
          </table:table-cell>
          <table:table-cell table:formula="of:=SIN([.B29])+1" office:value-type="float" office:value="1.92379529978327">
            <text:p>1.9237952998</text:p>
          </table:table-cell>
          <table:table-cell table:formula="of:=ROUND([.C29]*127;0)" office:value-type="float" office:value="244">
            <text:p>244</text:p>
          </table:table-cell>
          <table:table-cell table:number-columns-repeated="4"/>
        </table:table-row>
        <table:table-row table:style-name="ro1">
          <table:table-cell table:formula="of:=[.A29]+1" office:value-type="float" office:value="29">
            <text:p>29</text:p>
          </table:table-cell>
          <table:table-cell table:formula="of:=2*3.1415/64*[.A30]+3.1415/2+3.1415" office:value-type="float" office:value="7.559234375">
            <text:p>7.559234375</text:p>
          </table:table-cell>
          <table:table-cell table:formula="of:=SIN([.B30])+1" office:value-type="float" office:value="1.95687559364879">
            <text:p>1.9568755936</text:p>
          </table:table-cell>
          <table:table-cell table:formula="of:=ROUND([.C30]*127;0)" office:value-type="float" office:value="249">
            <text:p>249</text:p>
          </table:table-cell>
          <table:table-cell table:number-columns-repeated="4"/>
        </table:table-row>
        <table:table-row table:style-name="ro1">
          <table:table-cell table:formula="of:=[.A30]+1" office:value-type="float" office:value="30">
            <text:p>30</text:p>
          </table:table-cell>
          <table:table-cell table:formula="of:=2*3.1415/64*[.A31]+3.1415/2+3.1415" office:value-type="float" office:value="7.65740625">
            <text:p>7.65740625</text:p>
          </table:table-cell>
          <table:table-cell table:formula="of:=SIN([.B31])+1" office:value-type="float" office:value="1.98074119558307">
            <text:p>1.9807411956</text:p>
          </table:table-cell>
          <table:table-cell table:formula="of:=ROUND([.C31]*127;0)" office:value-type="float" office:value="252">
            <text:p>252</text:p>
          </table:table-cell>
          <table:table-cell table:number-columns-repeated="4"/>
        </table:table-row>
        <table:table-row table:style-name="ro1">
          <table:table-cell table:formula="of:=[.A31]+1" office:value-type="float" office:value="31">
            <text:p>31</text:p>
          </table:table-cell>
          <table:table-cell table:formula="of:=2*3.1415/64*[.A32]+3.1415/2+3.1415" office:value-type="float" office:value="7.755578125">
            <text:p>7.755578125</text:p>
          </table:table-cell>
          <table:table-cell table:formula="of:=SIN([.B32])+1" office:value-type="float" office:value="1.99516228033917">
            <text:p>1.9951622803</text:p>
          </table:table-cell>
          <table:table-cell table:formula="of:=ROUND([.C32]*127;0)" office:value-type="float" office:value="253">
            <text:p>253</text:p>
          </table:table-cell>
          <table:table-cell table:number-columns-repeated="4"/>
        </table:table-row>
        <table:table-row table:style-name="ro1">
          <table:table-cell table:formula="of:=[.A32]+1" office:value-type="float" office:value="32">
            <text:p>32</text:p>
          </table:table-cell>
          <table:table-cell table:formula="of:=2*3.1415/64*[.A33]+3.1415/2+3.1415" office:value-type="float" office:value="7.85375">
            <text:p>7.85375</text:p>
          </table:table-cell>
          <table:table-cell table:formula="of:=SIN([.B33])+1" office:value-type="float" office:value="1.99999997317285">
            <text:p>1.9999999732</text:p>
          </table:table-cell>
          <table:table-cell table:formula="of:=ROUND([.C33]*127;0)" office:value-type="float" office:value="254">
            <text:p>254</text:p>
          </table:table-cell>
          <table:table-cell table:number-columns-repeated="4"/>
        </table:table-row>
        <table:table-row table:style-name="ro1">
          <table:table-cell table:formula="of:=[.A33]+1" office:value-type="float" office:value="33">
            <text:p>33</text:p>
          </table:table-cell>
          <table:table-cell table:formula="of:=2*3.1415/64*[.A34]+3.1415/2+3.1415" office:value-type="float" office:value="7.951921875">
            <text:p>7.951921875</text:p>
          </table:table-cell>
          <table:table-cell table:formula="of:=SIN([.B34])+1" office:value-type="float" office:value="1.99520768720343">
            <text:p>1.9952076872</text:p>
          </table:table-cell>
          <table:table-cell table:formula="of:=ROUND([.C34]*127;0)" office:value-type="float" office:value="253">
            <text:p>253</text:p>
          </table:table-cell>
          <table:table-cell table:number-columns-repeated="4"/>
        </table:table-row>
        <table:table-row table:style-name="ro1">
          <table:table-cell table:formula="of:=[.A34]+1" office:value-type="float" office:value="34">
            <text:p>34</text:p>
          </table:table-cell>
          <table:table-cell table:formula="of:=2*3.1415/64*[.A35]+3.1415/2+3.1415" office:value-type="float" office:value="8.05009375">
            <text:p>8.05009375</text:p>
          </table:table-cell>
          <table:table-cell table:formula="of:=SIN([.B35])+1" office:value-type="float" office:value="1.98083157204443">
            <text:p>1.980831572</text:p>
          </table:table-cell>
          <table:table-cell table:formula="of:=ROUND([.C35]*127;0)" office:value-type="float" office:value="252">
            <text:p>252</text:p>
          </table:table-cell>
          <table:table-cell table:number-columns-repeated="4"/>
        </table:table-row>
        <table:table-row table:style-name="ro1">
          <table:table-cell table:formula="of:=[.A35]+1" office:value-type="float" office:value="35">
            <text:p>35</text:p>
          </table:table-cell>
          <table:table-cell table:formula="of:=2*3.1415/64*[.A36]+3.1415/2+3.1415" office:value-type="float" office:value="8.148265625">
            <text:p>8.148265625</text:p>
          </table:table-cell>
          <table:table-cell table:formula="of:=SIN([.B36])+1" office:value-type="float" office:value="1.95701006938384">
            <text:p>1.9570100694</text:p>
          </table:table-cell>
          <table:table-cell table:formula="of:=ROUND([.C36]*127;0)" office:value-type="float" office:value="249">
            <text:p>249</text:p>
          </table:table-cell>
          <table:table-cell table:number-columns-repeated="4"/>
        </table:table-row>
        <table:table-row table:style-name="ro1">
          <table:table-cell table:formula="of:=[.A36]+1" office:value-type="float" office:value="36">
            <text:p>36</text:p>
          </table:table-cell>
          <table:table-cell table:formula="of:=2*3.1415/64*[.A37]+3.1415/2+3.1415" office:value-type="float" office:value="8.2464375">
            <text:p>8.2464375</text:p>
          </table:table-cell>
          <table:table-cell table:formula="of:=SIN([.B37])+1" office:value-type="float" office:value="1.92397257979348">
            <text:p>1.9239725798</text:p>
          </table:table-cell>
          <table:table-cell table:formula="of:=ROUND([.C37]*127;0)" office:value-type="float" office:value="244">
            <text:p>244</text:p>
          </table:table-cell>
          <table:table-cell table:number-columns-repeated="4"/>
        </table:table-row>
        <table:table-row table:style-name="ro1">
          <table:table-cell table:formula="of:=[.A37]+1" office:value-type="float" office:value="37">
            <text:p>37</text:p>
          </table:table-cell>
          <table:table-cell table:formula="of:=2*3.1415/64*[.A38]+3.1415/2+3.1415" office:value-type="float" office:value="8.344609375">
            <text:p>8.344609375</text:p>
          </table:table-cell>
          <table:table-cell table:formula="of:=SIN([.B38])+1" office:value-type="float" office:value="1.88203725360634">
            <text:p>1.8820372536</text:p>
          </table:table-cell>
          <table:table-cell table:formula="of:=ROUND([.C38]*127;0)" office:value-type="float" office:value="239">
            <text:p>239</text:p>
          </table:table-cell>
          <table:table-cell table:number-columns-repeated="4"/>
        </table:table-row>
        <table:table-row table:style-name="ro1">
          <table:table-cell table:formula="of:=[.A38]+1" office:value-type="float" office:value="38">
            <text:p>38</text:p>
          </table:table-cell>
          <table:table-cell table:formula="of:=2*3.1415/64*[.A39]+3.1415/2+3.1415" office:value-type="float" office:value="8.44278125">
            <text:p>8.44278125</text:p>
          </table:table-cell>
          <table:table-cell table:formula="of:=SIN([.B39])+1" office:value-type="float" office:value="1.83160792713556">
            <text:p>1.8316079271</text:p>
          </table:table-cell>
          <table:table-cell table:formula="of:=ROUND([.C39]*127;0)" office:value-type="float" office:value="233">
            <text:p>233</text:p>
          </table:table-cell>
          <table:table-cell table:number-columns-repeated="4"/>
        </table:table-row>
        <table:table-row table:style-name="ro1">
          <table:table-cell table:formula="of:=[.A39]+1" office:value-type="float" office:value="39">
            <text:p>39</text:p>
          </table:table-cell>
          <table:table-cell table:formula="of:=2*3.1415/64*[.A40]+3.1415/2+3.1415" office:value-type="float" office:value="8.540953125">
            <text:p>8.540953125</text:p>
          </table:table-cell>
          <table:table-cell table:formula="of:=SIN([.B40])+1" office:value-type="float" office:value="1.77317023373912">
            <text:p>1.7731702337</text:p>
          </table:table-cell>
          <table:table-cell table:formula="of:=ROUND([.C40]*127;0)" office:value-type="float" office:value="225">
            <text:p>225</text:p>
          </table:table-cell>
          <table:table-cell table:number-columns-repeated="4"/>
        </table:table-row>
        <table:table-row table:style-name="ro1">
          <table:table-cell table:formula="of:=[.A40]+1" office:value-type="float" office:value="40">
            <text:p>40</text:p>
          </table:table-cell>
          <table:table-cell table:formula="of:=2*3.1415/64*[.A41]+3.1415/2+3.1415" office:value-type="float" office:value="8.639125">
            <text:p>8.639125</text:p>
          </table:table-cell>
          <table:table-cell table:formula="of:=SIN([.B41])+1" office:value-type="float" office:value="1.70728692718083">
            <text:p>1.7072869272</text:p>
          </table:table-cell>
          <table:table-cell table:formula="of:=ROUND([.C41]*127;0)" office:value-type="float" office:value="217">
            <text:p>217</text:p>
          </table:table-cell>
          <table:table-cell table:number-columns-repeated="4"/>
        </table:table-row>
        <table:table-row table:style-name="ro1">
          <table:table-cell table:formula="of:=[.A41]+1" office:value-type="float" office:value="41">
            <text:p>41</text:p>
          </table:table-cell>
          <table:table-cell table:formula="of:=2*3.1415/64*[.A42]+3.1415/2+3.1415" office:value-type="float" office:value="8.737296875">
            <text:p>8.737296875</text:p>
          </table:table-cell>
          <table:table-cell table:formula="of:=SIN([.B42])+1" office:value-type="float" office:value="1.63459246232335">
            <text:p>1.6345924623</text:p>
          </table:table-cell>
          <table:table-cell table:formula="of:=ROUND([.C42]*127;0)" office:value-type="float" office:value="208">
            <text:p>208</text:p>
          </table:table-cell>
          <table:table-cell table:number-columns-repeated="4"/>
        </table:table-row>
        <table:table-row table:style-name="ro1">
          <table:table-cell table:formula="of:=[.A42]+1" office:value-type="float" office:value="42">
            <text:p>42</text:p>
          </table:table-cell>
          <table:table-cell table:formula="of:=2*3.1415/64*[.A43]+3.1415/2+3.1415" office:value-type="float" office:value="8.83546875">
            <text:p>8.83546875</text:p>
          </table:table-cell>
          <table:table-cell table:formula="of:=SIN([.B43])+1" office:value-type="float" office:value="1.55578688534114">
            <text:p>1.5557868853</text:p>
          </table:table-cell>
          <table:table-cell table:formula="of:=ROUND([.C43]*127;0)" office:value-type="float" office:value="198">
            <text:p>198</text:p>
          </table:table-cell>
          <table:table-cell table:number-columns-repeated="4"/>
        </table:table-row>
        <table:table-row table:style-name="ro1">
          <table:table-cell table:formula="of:=[.A43]+1" office:value-type="float" office:value="43">
            <text:p>43</text:p>
          </table:table-cell>
          <table:table-cell table:formula="of:=2*3.1415/64*[.A44]+3.1415/2+3.1415" office:value-type="float" office:value="8.933640625">
            <text:p>8.933640625</text:p>
          </table:table-cell>
          <table:table-cell table:formula="of:=SIN([.B44])+1" office:value-type="float" office:value="1.47162909229046">
            <text:p>1.4716290923</text:p>
          </table:table-cell>
          <table:table-cell table:formula="of:=ROUND([.C44]*127;0)" office:value-type="float" office:value="187">
            <text:p>187</text:p>
          </table:table-cell>
          <table:table-cell table:number-columns-repeated="4"/>
        </table:table-row>
        <table:table-row table:style-name="ro1">
          <table:table-cell table:formula="of:=[.A44]+1" office:value-type="float" office:value="44">
            <text:p>44</text:p>
          </table:table-cell>
          <table:table-cell table:formula="of:=2*3.1415/64*[.A45]+3.1415/2+3.1415" office:value-type="float" office:value="9.0318125">
            <text:p>9.0318125</text:p>
          </table:table-cell>
          <table:table-cell table:formula="of:=SIN([.B45])+1" office:value-type="float" office:value="1.38292952095626">
            <text:p>1.382929521</text:p>
          </table:table-cell>
          <table:table-cell table:formula="of:=ROUND([.C45]*127;0)" office:value-type="float" office:value="176">
            <text:p>176</text:p>
          </table:table-cell>
          <table:table-cell table:number-columns-repeated="4"/>
        </table:table-row>
        <table:table-row table:style-name="ro1">
          <table:table-cell table:formula="of:=[.A45]+1" office:value-type="float" office:value="45">
            <text:p>45</text:p>
          </table:table-cell>
          <table:table-cell table:formula="of:=2*3.1415/64*[.A46]+3.1415/2+3.1415" office:value-type="float" office:value="9.129984375">
            <text:p>9.129984375</text:p>
          </table:table-cell>
          <table:table-cell table:formula="of:=SIN([.B46])+1" office:value-type="float" office:value="1.29054234635323">
            <text:p>1.2905423464</text:p>
          </table:table-cell>
          <table:table-cell table:formula="of:=ROUND([.C46]*127;0)" office:value-type="float" office:value="164">
            <text:p>164</text:p>
          </table:table-cell>
          <table:table-cell table:number-columns-repeated="4"/>
        </table:table-row>
        <table:table-row table:style-name="ro1">
          <table:table-cell table:formula="of:=[.A46]+1" office:value-type="float" office:value="46">
            <text:p>46</text:p>
          </table:table-cell>
          <table:table-cell table:formula="of:=2*3.1415/64*[.A47]+3.1415/2+3.1415" office:value-type="float" office:value="9.22815625">
            <text:p>9.22815625</text:p>
          </table:table-cell>
          <table:table-cell table:formula="of:=SIN([.B47])+1" office:value-type="float" office:value="1.19535725503835">
            <text:p>1.195357255</text:p>
          </table:table-cell>
          <table:table-cell table:formula="of:=ROUND([.C47]*127;0)" office:value-type="float" office:value="152">
            <text:p>152</text:p>
          </table:table-cell>
          <table:table-cell table:number-columns-repeated="4"/>
        </table:table-row>
        <table:table-row table:style-name="ro1">
          <table:table-cell table:formula="of:=[.A47]+1" office:value-type="float" office:value="47">
            <text:p>47</text:p>
          </table:table-cell>
          <table:table-cell table:formula="of:=2*3.1415/64*[.A48]+3.1415/2+3.1415" office:value-type="float" office:value="9.326328125">
            <text:p>9.326328125</text:p>
          </table:table-cell>
          <table:table-cell table:formula="of:=SIN([.B48])+1" office:value-type="float" office:value="1.09829087744795">
            <text:p>1.0982908774</text:p>
          </table:table-cell>
          <table:table-cell table:formula="of:=ROUND([.C48]*127;0)" office:value-type="float" office:value="139">
            <text:p>139</text:p>
          </table:table-cell>
          <table:table-cell table:number-columns-repeated="4"/>
        </table:table-row>
        <table:table-row table:style-name="ro1">
          <table:table-cell table:formula="of:=[.A48]+1" office:value-type="float" office:value="48">
            <text:p>48</text:p>
          </table:table-cell>
          <table:table-cell table:formula="of:=2*3.1415/64*[.A49]+3.1415/2+3.1415" office:value-type="float" office:value="9.4245">
            <text:p>9.4245</text:p>
          </table:table-cell>
          <table:table-cell table:formula="of:=SIN([.B49])+1" office:value-type="float" office:value="1.0002779607658">
            <text:p>1.0002779608</text:p>
          </table:table-cell>
          <table:table-cell table:formula="of:=ROUND([.C49]*127;0)" office:value-type="float" office:value="127">
            <text:p>127</text:p>
          </table:table-cell>
          <table:table-cell table:number-columns-repeated="3"/>
          <table:table-cell>
            <draw:frame table:end-cell-address="Sheet1.O69" table:end-x="0.6476in" table:end-y="0.1472in" draw:z-index="0" draw:style-name="gr1" draw:text-style-name="P1" svg:width="6.3in" svg:height="3.5457in" svg:x="0.5709in" svg:y="0.1575in">
              <draw:object draw:notify-on-update-of-ranges="Sheet1.C1:Sheet1.C6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formula="of:=[.A49]+1" office:value-type="float" office:value="49">
            <text:p>49</text:p>
          </table:table-cell>
          <table:table-cell table:formula="of:=2*3.1415/64*[.A50]+3.1415/2+3.1415" office:value-type="float" office:value="9.522671875">
            <text:p>9.522671875</text:p>
          </table:table-cell>
          <table:table-cell table:formula="of:=SIN([.B50])+1" office:value-type="float" office:value="0.902262367327291">
            <text:p>0.9022623673</text:p>
          </table:table-cell>
          <table:table-cell table:formula="of:=ROUND([.C50]*127;0)" office:value-type="float" office:value="115">
            <text:p>115</text:p>
          </table:table-cell>
          <table:table-cell table:number-columns-repeated="4"/>
        </table:table-row>
        <table:table-row table:style-name="ro1">
          <table:table-cell table:formula="of:=[.A50]+1" office:value-type="float" office:value="50">
            <text:p>50</text:p>
          </table:table-cell>
          <table:table-cell table:formula="of:=2*3.1415/64*[.A51]+3.1415/2+3.1415" office:value-type="float" office:value="9.62084375">
            <text:p>9.62084375</text:p>
          </table:table-cell>
          <table:table-cell table:formula="of:=SIN([.B51])+1" office:value-type="float" office:value="0.805187985244936">
            <text:p>0.8051879852</text:p>
          </table:table-cell>
          <table:table-cell table:formula="of:=ROUND([.C51]*127;0)" office:value-type="float" office:value="102">
            <text:p>102</text:p>
          </table:table-cell>
          <table:table-cell table:number-columns-repeated="4"/>
        </table:table-row>
        <table:table-row table:style-name="ro1">
          <table:table-cell table:formula="of:=[.A51]+1" office:value-type="float" office:value="51">
            <text:p>51</text:p>
          </table:table-cell>
          <table:table-cell table:formula="of:=2*3.1415/64*[.A52]+3.1415/2+3.1415" office:value-type="float" office:value="9.719015625">
            <text:p>9.719015625</text:p>
          </table:table-cell>
          <table:table-cell table:formula="of:=SIN([.B52])+1" office:value-type="float" office:value="0.709989638785592">
            <text:p>0.7099896388</text:p>
          </table:table-cell>
          <table:table-cell table:formula="of:=ROUND([.C52]*127;0)" office:value-type="float" office:value="90">
            <text:p>90</text:p>
          </table:table-cell>
          <table:table-cell table:number-columns-repeated="4"/>
        </table:table-row>
        <table:table-row table:style-name="ro1">
          <table:table-cell table:formula="of:=[.A52]+1" office:value-type="float" office:value="52">
            <text:p>52</text:p>
          </table:table-cell>
          <table:table-cell table:formula="of:=2*3.1415/64*[.A53]+3.1415/2+3.1415" office:value-type="float" office:value="9.8171875">
            <text:p>9.8171875</text:p>
          </table:table-cell>
          <table:table-cell table:formula="of:=SIN([.B53])+1" office:value-type="float" office:value="0.617584086032348">
            <text:p>0.617584086</text:p>
          </table:table-cell>
          <table:table-cell table:formula="of:=ROUND([.C53]*127;0)" office:value-type="float" office:value="78">
            <text:p>78</text:p>
          </table:table-cell>
          <table:table-cell table:number-columns-repeated="4"/>
        </table:table-row>
        <table:table-row table:style-name="ro1">
          <table:table-cell table:formula="of:=[.A53]+1" office:value-type="float" office:value="53">
            <text:p>53</text:p>
          </table:table-cell>
          <table:table-cell table:formula="of:=2*3.1415/64*[.A54]+3.1415/2+3.1415" office:value-type="float" office:value="9.915359375">
            <text:p>9.915359375</text:p>
          </table:table-cell>
          <table:table-cell table:formula="of:=SIN([.B54])+1" office:value-type="float" office:value="0.528861190523379">
            <text:p>0.5288611905</text:p>
          </table:table-cell>
          <table:table-cell table:formula="of:=ROUND([.C54]*127;0)" office:value-type="float" office:value="67">
            <text:p>67</text:p>
          </table:table-cell>
          <table:table-cell table:number-columns-repeated="4"/>
        </table:table-row>
        <table:table-row table:style-name="ro1">
          <table:table-cell table:formula="of:=[.A54]+1" office:value-type="float" office:value="54">
            <text:p>54</text:p>
          </table:table-cell>
          <table:table-cell table:formula="of:=2*3.1415/64*[.A55]+3.1415/2+3.1415" office:value-type="float" office:value="10.01353125">
            <text:p>10.01353125</text:p>
          </table:table-cell>
          <table:table-cell table:formula="of:=SIN([.B55])+1" office:value-type="float" office:value="0.444675351884709">
            <text:p>0.4446753519</text:p>
          </table:table-cell>
          <table:table-cell table:formula="of:=ROUND([.C55]*127;0)" office:value-type="float" office:value="56">
            <text:p>56</text:p>
          </table:table-cell>
          <table:table-cell table:number-columns-repeated="4"/>
        </table:table-row>
        <table:table-row table:style-name="ro1">
          <table:table-cell table:formula="of:=[.A55]+1" office:value-type="float" office:value="55">
            <text:p>55</text:p>
          </table:table-cell>
          <table:table-cell table:formula="of:=2*3.1415/64*[.A56]+3.1415/2+3.1415" office:value-type="float" office:value="10.111703125">
            <text:p>10.111703125</text:p>
          </table:table-cell>
          <table:table-cell table:formula="of:=SIN([.B56])+1" office:value-type="float" office:value="0.365837277979701">
            <text:p>0.365837278</text:p>
          </table:table-cell>
          <table:table-cell table:formula="of:=ROUND([.C56]*127;0)" office:value-type="float" office:value="46">
            <text:p>46</text:p>
          </table:table-cell>
          <table:table-cell table:number-columns-repeated="4"/>
        </table:table-row>
        <table:table-row table:style-name="ro1">
          <table:table-cell table:formula="of:=[.A56]+1" office:value-type="float" office:value="56">
            <text:p>56</text:p>
          </table:table-cell>
          <table:table-cell table:formula="of:=2*3.1415/64*[.A57]+3.1415/2+3.1415" office:value-type="float" office:value="10.209875">
            <text:p>10.209875</text:p>
          </table:table-cell>
          <table:table-cell table:formula="of:=SIN([.B57])+1" office:value-type="float" office:value="0.293106177809301">
            <text:p>0.2931061778</text:p>
          </table:table-cell>
          <table:table-cell table:formula="of:=ROUND([.C57]*127;0)" office:value-type="float" office:value="37">
            <text:p>37</text:p>
          </table:table-cell>
          <table:table-cell table:number-columns-repeated="4"/>
        </table:table-row>
        <table:table-row table:style-name="ro1">
          <table:table-cell table:formula="of:=[.A57]+1" office:value-type="float" office:value="57">
            <text:p>57</text:p>
          </table:table-cell>
          <table:table-cell table:formula="of:=2*3.1415/64*[.A58]+3.1415/2+3.1415" office:value-type="float" office:value="10.308046875">
            <text:p>10.308046875</text:p>
          </table:table-cell>
          <table:table-cell table:formula="of:=SIN([.B58])+1" office:value-type="float" office:value="0.22718245034527">
            <text:p>0.2271824503</text:p>
          </table:table-cell>
          <table:table-cell table:formula="of:=ROUND([.C58]*127;0)" office:value-type="float" office:value="29">
            <text:p>29</text:p>
          </table:table-cell>
          <table:table-cell table:number-columns-repeated="4"/>
        </table:table-row>
        <table:table-row table:style-name="ro1">
          <table:table-cell table:formula="of:=[.A58]+1" office:value-type="float" office:value="58">
            <text:p>58</text:p>
          </table:table-cell>
          <table:table-cell table:formula="of:=2*3.1415/64*[.A59]+3.1415/2+3.1415" office:value-type="float" office:value="10.40621875">
            <text:p>10.40621875</text:p>
          </table:table-cell>
          <table:table-cell table:formula="of:=SIN([.B59])+1" office:value-type="float" office:value="0.168700939702739">
            <text:p>0.1687009397</text:p>
          </table:table-cell>
          <table:table-cell table:formula="of:=ROUND([.C59]*127;0)" office:value-type="float" office:value="21">
            <text:p>21</text:p>
          </table:table-cell>
          <table:table-cell table:number-columns-repeated="4"/>
        </table:table-row>
        <table:table-row table:style-name="ro1">
          <table:table-cell table:formula="of:=[.A59]+1" office:value-type="float" office:value="59">
            <text:p>59</text:p>
          </table:table-cell>
          <table:table-cell table:formula="of:=2*3.1415/64*[.A60]+3.1415/2+3.1415" office:value-type="float" office:value="10.504390625">
            <text:p>10.504390625</text:p>
          </table:table-cell>
          <table:table-cell table:formula="of:=SIN([.B60])+1" office:value-type="float" office:value="0.118224821604677">
            <text:p>0.1182248216</text:p>
          </table:table-cell>
          <table:table-cell table:formula="of:=ROUND([.C60]*127;0)" office:value-type="float" office:value="15">
            <text:p>15</text:p>
          </table:table-cell>
          <table:table-cell table:number-columns-repeated="4"/>
        </table:table-row>
        <table:table-row table:style-name="ro1">
          <table:table-cell table:formula="of:=[.A60]+1" office:value-type="float" office:value="60">
            <text:p>60</text:p>
          </table:table-cell>
          <table:table-cell table:formula="of:=2*3.1415/64*[.A61]+3.1415/2+3.1415" office:value-type="float" office:value="10.6025625">
            <text:p>10.6025625</text:p>
          </table:table-cell>
          <table:table-cell table:formula="of:=SIN([.B61])+1" office:value-type="float" office:value="0.0762401800114731">
            <text:p>0.07624018</text:p>
          </table:table-cell>
          <table:table-cell table:formula="of:=ROUND([.C61]*127;0)" office:value-type="float" office:value="10">
            <text:p>10</text:p>
          </table:table-cell>
          <table:table-cell table:number-columns-repeated="4"/>
        </table:table-row>
        <table:table-row table:style-name="ro1">
          <table:table-cell table:formula="of:=[.A61]+1" office:value-type="float" office:value="61">
            <text:p>61</text:p>
          </table:table-cell>
          <table:table-cell table:formula="of:=2*3.1415/64*[.A62]+3.1415/2+3.1415" office:value-type="float" office:value="10.700734375">
            <text:p>10.700734375</text:p>
          </table:table-cell>
          <table:table-cell table:formula="of:=SIN([.B62])+1" office:value-type="float" office:value="0.0431513261425719">
            <text:p>0.0431513261</text:p>
          </table:table-cell>
          <table:table-cell table:formula="of:=ROUND([.C62]*127;0)" office:value-type="float" office:value="5">
            <text:p>5</text:p>
          </table:table-cell>
          <table:table-cell table:number-columns-repeated="4"/>
        </table:table-row>
        <table:table-row table:style-name="ro1">
          <table:table-cell table:formula="of:=[.A62]+1" office:value-type="float" office:value="62">
            <text:p>62</text:p>
          </table:table-cell>
          <table:table-cell table:formula="of:=2*3.1415/64*[.A63]+3.1415/2+3.1415" office:value-type="float" office:value="10.79890625">
            <text:p>10.79890625</text:p>
          </table:table-cell>
          <table:table-cell table:formula="of:=SIN([.B63])+1" office:value-type="float" office:value="0.0192769049678986">
            <text:p>0.019276905</text:p>
          </table:table-cell>
          <table:table-cell table:formula="of:=ROUND([.C63]*127;0)"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formula="of:=[.A63]+1" office:value-type="float" office:value="63">
            <text:p>63</text:p>
          </table:table-cell>
          <table:table-cell table:formula="of:=2*3.1415/64*[.A64]+3.1415/2+3.1415" office:value-type="float" office:value="10.897078125">
            <text:p>10.897078125</text:p>
          </table:table-cell>
          <table:table-cell table:formula="of:=SIN([.B64])+1" office:value-type="float" office:value="0.00484682666346981">
            <text:p>0.0048468267</text:p>
          </table:table-cell>
          <table:table-cell table:formula="of:=ROUND([.C64]*127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[.A64]+1" office:value-type="float" office:value="64">
            <text:p>64</text:p>
          </table:table-cell>
          <table:table-cell table:formula="of:=2*3.1415/64*[.A65]+3.1415/2+3.1415" office:value-type="float" office:value="10.99525">
            <text:p>10.99525</text:p>
          </table:table-cell>
          <table:table-cell table:formula="of:=SIN([.B65])+1" office:value-type="float" office:value="0.000000052581211718028">
            <text:p>5.2581211718028E-008</text:p>
          </table:table-cell>
          <table:table-cell table:formula="of:=ROUND([.C65]*127;0)" office:value-type="float" office:value="0">
            <text:p>0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1">05/11/2013</text:date>, <text:time>11:18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0T22:57:33.87</meta:creation-date>
    <dc:date>2013-05-11T11:18:32.95</dc:date>
    <meta:editing-duration>PT11H34M6S</meta:editing-duration>
    <meta:editing-cycles>2</meta:editing-cycles>
    <meta:generator>OpenOffice.org/3.4.1$Win32 OpenOffice.org_project/341m1$Build-9593</meta:generator>
    <meta:document-statistic meta:table-count="3" meta:cell-count="3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line" chart:style-name="ch1">
        <chart:legend chart:legend-position="end" svg:x="13.151cm" svg:y="4.191cm" style:legend-expansion="high" chart:style-name="ch2"/>
        <chart:plot-area chart:style-name="ch3" table:cell-range-address="Sheet1.C1:Sheet1.C65" svg:x="0.77cm" svg:y="0.855cm" svg:width="11.741cm" svg:height="7.552cm">
          <chartooo:coordinate-region svg:x="1.497cm" svg:y="1.067cm" svg:width="10.827cm" svg:height="6.24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:Sheet1.C65" chart:class="chart:line">
            <chart:data-point chart:repeated="6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000965777369188459">
                <text:p>0.00000000965777369188459</text:p>
                <draw:g>
                  <svg:desc>Sheet1.C1:Sheet1.C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80137708264328">
                <text:p>0.004801377082643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91864864081956">
                <text:p>0.01918648640819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30168093328288">
                <text:p>0.04301680933282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60628603457514">
                <text:p>0.07606286034575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18006406667645">
                <text:p>0.1180064066676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68443532825666">
                <text:p>0.1684435328256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26888530350993">
                <text:p>0.2268885303509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92778575141211">
                <text:p>0.2927785751412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65479147444631">
                <text:p>0.3654791474446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44290142272215">
                <text:p>0.4442901422722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28452611393963">
                <text:p>0.5284526113939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1715607199447">
                <text:p>0.617156071994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09546311605476">
                <text:p>0.7095463116054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04733614154043">
                <text:p>0.8047336141540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01801327909713">
                <text:p>0.9018013279097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99814692821474">
                <text:p>0.9998146928214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9782984223748">
                <text:p>1.097829842237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19490289232116">
                <text:p>1.194902892321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29009903163277">
                <text:p>1.290099031632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38250152334401">
                <text:p>1.382501523344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47122053339447">
                <text:p>1.471220533394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55540169957501">
                <text:p>1.555401699575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63423435901795">
                <text:p>1.634234359017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70695935486349">
                <text:p>1.706959354863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7728763469244">
                <text:p>1.77287634692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83135055594733">
                <text:p>1.831350555947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88181887652376">
                <text:p>1.881818876523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92379529978327">
                <text:p>1.923795299783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95687559364879">
                <text:p>1.956875593648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98074119558307">
                <text:p>1.980741195583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99516228033917">
                <text:p>1.995162280339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99999997317285">
                <text:p>1.999999973172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99520768720343">
                <text:p>1.995207687203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98083157204443">
                <text:p>1.980831572044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95701006938384">
                <text:p>1.957010069383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92397257979348">
                <text:p>1.923972579793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88203725360634">
                <text:p>1.882037253606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83160792713556">
                <text:p>1.831607927135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77317023373912">
                <text:p>1.773170233739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70728692718083">
                <text:p>1.707286927180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63459246232335">
                <text:p>1.634592462323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55578688534114">
                <text:p>1.555786885341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47162909229046">
                <text:p>1.471629092290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38292952095626">
                <text:p>1.382929520956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29054234635323">
                <text:p>1.290542346353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19535725503835">
                <text:p>1.195357255038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09829087744795">
                <text:p>1.098290877447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0002779607658">
                <text:p>1.00027796076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02262367327291">
                <text:p>0.9022623673272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05187985244936">
                <text:p>0.8051879852449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09989638785592">
                <text:p>0.7099896387855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17584086032348">
                <text:p>0.6175840860323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28861190523379">
                <text:p>0.5288611905233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44675351884709">
                <text:p>0.4446753518847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65837277979701">
                <text:p>0.3658372779797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93106177809301">
                <text:p>0.2931061778093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2718245034527">
                <text:p>0.227182450345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68700939702739">
                <text:p>0.1687009397027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18224821604677">
                <text:p>0.1182248216046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762401800114731">
                <text:p>0.07624018001147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431513261425719">
                <text:p>0.04315132614257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192769049678986">
                <text:p>0.01927690496789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484682666346981">
                <text:p>0.004846826663469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000052581211718028">
                <text:p>0.0000000525812117180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